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body&gt;</text:p>
      <text:p text:style-name="Standard"/>
      <text:p text:style-name="Standard">&lt;div id="div1"&gt;</text:p>
      <text:p text:style-name="Standard">&lt;p id="p1"&gt;This is a paragraph.&lt;/p&gt;</text:p>
      <text:p text:style-name="Standard">&lt;p id="p2"&gt;This is another paragraph.&lt;/p&gt;</text:p>
      <text:p text:style-name="Standard">&lt;/div&gt;</text:p>
      <text:p text:style-name="Standard"/>
      <text:p text:style-name="Standard">&lt;script&gt;</text:p>
      <text:p text:style-name="Standard">var parent = document.getElementById("div1");</text:p>
      <text:p text:style-name="Standard">var child = document.getElementById("p1");</text:p>
      <text:p text:style-name="Standard">parent.removeChild(child);</text:p>
      <text:p text:style-name="Standard">&lt;/script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9:30:15.998750957</meta:creation-date>
    <dc:date>2019-03-02T19:31:08.847675374</dc:date>
    <meta:editing-duration>PT53S</meta:editing-duration>
    <meta:editing-cycles>1</meta:editing-cycles>
    <meta:document-statistic meta:table-count="0" meta:image-count="0" meta:object-count="0" meta:page-count="1" meta:paragraph-count="14" meta:word-count="30" meta:character-count="268" meta:non-whitespace-character-count="252"/>
    <meta:generator>LibreOffice/6.0.7.3$Linux_X86_64 LibreOffice_project/00m0$Build-3</meta:generator>
  </office:meta>
</office:document-meta>
</file>